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b82" officeooo:paragraph-rsid="000c0b82"/>
    </style:style>
    <style:style style:name="P2" style:family="paragraph" style:parent-style-name="Standard">
      <style:text-properties officeooo:rsid="000c702e" officeooo:paragraph-rsid="000c702e"/>
    </style:style>
    <style:style style:name="P3" style:family="paragraph" style:parent-style-name="Standard">
      <style:text-properties officeooo:rsid="000c702e" officeooo:paragraph-rsid="00104326"/>
    </style:style>
    <style:style style:name="P4" style:family="paragraph" style:parent-style-name="Standard">
      <style:text-properties officeooo:rsid="000df10b" officeooo:paragraph-rsid="000df10b"/>
    </style:style>
    <style:style style:name="P5" style:family="paragraph" style:parent-style-name="Standard">
      <style:text-properties officeooo:rsid="0015a9f7" officeooo:paragraph-rsid="00270c44"/>
    </style:style>
    <style:style style:name="P6" style:family="paragraph" style:parent-style-name="Standard">
      <style:text-properties officeooo:rsid="00274c78" officeooo:paragraph-rsid="00274c78"/>
    </style:style>
    <style:style style:name="P7" style:family="paragraph" style:parent-style-name="Standard">
      <style:text-properties officeooo:rsid="00287868" officeooo:paragraph-rsid="00287868"/>
    </style:style>
    <style:style style:name="P8" style:family="paragraph" style:parent-style-name="Standard">
      <style:text-properties officeooo:rsid="00297fd7" officeooo:paragraph-rsid="00297fd7"/>
    </style:style>
    <style:style style:name="P9" style:family="paragraph" style:parent-style-name="Standard">
      <style:text-properties officeooo:paragraph-rsid="002e322d"/>
    </style:style>
    <style:style style:name="P10" style:family="paragraph" style:parent-style-name="Standard">
      <style:text-properties officeooo:rsid="002e322d" officeooo:paragraph-rsid="002e322d"/>
    </style:style>
    <style:style style:name="P11" style:family="paragraph" style:parent-style-name="Standard">
      <style:text-properties officeooo:rsid="00312b4e" officeooo:paragraph-rsid="00312b4e"/>
    </style:style>
    <style:style style:name="P12" style:family="paragraph" style:parent-style-name="Standard">
      <style:text-properties officeooo:rsid="00330ca0" officeooo:paragraph-rsid="00330ca0"/>
    </style:style>
    <style:style style:name="P13" style:family="paragraph" style:parent-style-name="Standard">
      <style:text-properties officeooo:rsid="00330ca0" officeooo:paragraph-rsid="0033efa0"/>
    </style:style>
    <style:style style:name="P14" style:family="paragraph" style:parent-style-name="Standard">
      <style:text-properties officeooo:rsid="00330ca0" officeooo:paragraph-rsid="0037b729"/>
    </style:style>
    <style:style style:name="P15" style:family="paragraph" style:parent-style-name="Standard">
      <style:text-properties officeooo:rsid="00330ca0" officeooo:paragraph-rsid="00396f37"/>
    </style:style>
    <style:style style:name="P16" style:family="paragraph" style:parent-style-name="Standard">
      <style:text-properties officeooo:rsid="00330ca0" officeooo:paragraph-rsid="003e0aad"/>
    </style:style>
    <style:style style:name="P17" style:family="paragraph" style:parent-style-name="Standard">
      <style:text-properties officeooo:rsid="00330ca0" officeooo:paragraph-rsid="00407103"/>
    </style:style>
    <style:style style:name="P18" style:family="paragraph" style:parent-style-name="Standard">
      <style:text-properties officeooo:rsid="00396f37" officeooo:paragraph-rsid="00396f37"/>
    </style:style>
    <style:style style:name="P19" style:family="paragraph" style:parent-style-name="Standard">
      <style:text-properties officeooo:rsid="003b6004" officeooo:paragraph-rsid="003b6004"/>
    </style:style>
    <style:style style:name="P20" style:family="paragraph" style:parent-style-name="Standard">
      <style:text-properties officeooo:rsid="0043f3dd" officeooo:paragraph-rsid="0043f3dd"/>
    </style:style>
    <style:style style:name="P21" style:family="paragraph" style:parent-style-name="Standard">
      <style:text-properties officeooo:rsid="005086b0" officeooo:paragraph-rsid="005086b0"/>
    </style:style>
    <style:style style:name="P22" style:family="paragraph" style:parent-style-name="Standard">
      <style:text-properties officeooo:rsid="005086b0" officeooo:paragraph-rsid="005cd4cc"/>
    </style:style>
    <style:style style:name="P23" style:family="paragraph" style:parent-style-name="Standard">
      <style:text-properties officeooo:rsid="005086b0" officeooo:paragraph-rsid="005cd4cc"/>
    </style:style>
    <style:style style:name="P24" style:family="paragraph" style:parent-style-name="Standard">
      <style:text-properties officeooo:rsid="0060ba2f" officeooo:paragraph-rsid="0060ba2f"/>
    </style:style>
    <style:style style:name="T1" style:family="text">
      <style:text-properties officeooo:rsid="000c702e"/>
    </style:style>
    <style:style style:name="T2" style:family="text">
      <style:text-properties officeooo:rsid="000d0fd3"/>
    </style:style>
    <style:style style:name="T3" style:family="text">
      <style:text-properties officeooo:rsid="00104326"/>
    </style:style>
    <style:style style:name="T4" style:family="text">
      <style:text-properties officeooo:rsid="00241600"/>
    </style:style>
    <style:style style:name="T5" style:family="text">
      <style:text-properties officeooo:rsid="00274c78"/>
    </style:style>
    <style:style style:name="T6" style:family="text">
      <style:text-properties officeooo:rsid="0029cb0a"/>
    </style:style>
    <style:style style:name="T7" style:family="text">
      <style:text-properties style:use-window-font-color="true" style:font-name="Droid Sans Mono" fo:font-size="10.5pt" fo:font-weight="normal" officeooo:rsid="002e322d" fo:background-color="transparent" loext:char-shading-value="0"/>
    </style:style>
    <style:style style:name="T8" style:family="text">
      <style:text-properties officeooo:rsid="0032d604"/>
    </style:style>
    <style:style style:name="T9" style:family="text">
      <style:text-properties officeooo:rsid="0033efa0"/>
    </style:style>
    <style:style style:name="T10" style:family="text">
      <style:text-properties officeooo:rsid="00354af7"/>
    </style:style>
    <style:style style:name="T11" style:family="text">
      <style:text-properties officeooo:rsid="0035e77c"/>
    </style:style>
    <style:style style:name="T12" style:family="text">
      <style:text-properties officeooo:rsid="0038d324"/>
    </style:style>
    <style:style style:name="T13" style:family="text">
      <style:text-properties officeooo:rsid="00396f37"/>
    </style:style>
    <style:style style:name="T14" style:family="text">
      <style:text-properties officeooo:rsid="003b6004"/>
    </style:style>
    <style:style style:name="T15" style:family="text">
      <style:text-properties officeooo:rsid="00476e2e"/>
    </style:style>
    <style:style style:name="T16" style:family="text">
      <style:text-properties officeooo:rsid="004ab57f"/>
    </style:style>
    <style:style style:name="T17" style:family="text">
      <style:text-properties officeooo:rsid="0051f4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stall env on LB and server ：</text:p>
      <text:p text:style-name="P1">sudo apt-get install tcl-dev</text:p>
      <text:p text:style-name="P1">sudo apt-get install expect-dev</text:p>
      <text:p text:style-name="P1">sudo apt-get install tcl-expect-dev</text:p>
      <text:p text:style-name="P1"/>
      <text:p text:style-name="P2">2.config</text:p>
      <text:p text:style-name="P3">filename: the update file need to be <text:span text:style-name="T3">copied</text:span></text:p>
      <text:p text:style-name="P2">DB.zip</text:p>
      <text:p text:style-name="P2">wd.zip</text:p>
      <text:p text:style-name="P2">ai.zip </text:p>
      <text:p text:style-name="P2"/>
      <text:p text:style-name="P2">ip: the server need to be updated</text:p>
      <text:p text:style-name="P2">192.168.3.133</text:p>
      <text:p text:style-name="P2">192.168.3.134</text:p>
      <text:p text:style-name="P2"/>
      <text:p text:style-name="P2">disk:the encrypted disk <text:span text:style-name="T2">on USB disk</text:span></text:p>
      <text:p text:style-name="P4">/dev/sda1</text:p>
      <text:p text:style-name="P4"/>
      <text:p text:style-name="P5">3.<text:span text:style-name="T5">I</text:span>t should have test_db.py, test_wd.py or test_ai.py in the folder wh<text:span text:style-name="T4">ere</text:span> you run <text:span text:style-name="T15">the program.(the name of the folder should be “update <text:s/>at ~/”)</text:span></text:p>
      <text:p text:style-name="P6">If the DB need to be updated, the DB.zip should <text:span text:style-name="T16">be </text:span>in the <text:span text:style-name="T1">encrypted disk on USB disk </text:span>and </text:p>
      <text:p text:style-name="P6">test_db.py in the folder.</text:p>
      <text:p text:style-name="P7">In test_*.py, if test is OK, it should return 200 : return “****”,200 .</text:p>
      <text:p text:style-name="P20">If need a pic, it should have pic.png in the folder. <text:s/></text:p>
      <text:p text:style-name="P7"/>
      <text:p text:style-name="P8">4.<text:span text:style-name="T6">The name of folder in wd.zip should be “wd” the main program of wd should be “main.py”.</text:span></text:p>
      <text:p text:style-name="P9"><text:span text:style-name="T6">The name of folder in ai.zip should be “ai” the main program of wd should be “</text:span><text:span text:style-name="T7">combined_ai.py</text:span><text:span text:style-name="T6">”.</text:span></text:p>
      <text:p text:style-name="P10">DB2.py should be in DB.zip.</text:p>
      <text:p text:style-name="P10"/>
      <text:p text:style-name="P11">5.<text:span text:style-name="T8">In ex.cpp:</text:span></text:p>
      <text:p text:style-name="P12">loc_ip = “the ip of LB” <text:s/></text:p>
      <text:p text:style-name="P12">string loc_ip ="192.168.3.131";</text:p>
      <text:p text:style-name="P12"/>
      <text:p text:style-name="P12">pass_pc[]=“the password of LB ”</text:p>
      <text:p text:style-name="P12">char pass_pc[]="123456\n";</text:p>
      <text:p text:style-name="P12"/>
      <text:p text:style-name="P13">pass_<text:span text:style-name="T9">ai</text:span>[]=“the password of <text:span text:style-name="T10">server</text:span> ”</text:p>
      <text:p text:style-name="P12">char pass_ai[]="123456\n";</text:p>
      <text:p text:style-name="P12"/>
      <text:p text:style-name="P14">pass_<text:span text:style-name="T11">disk</text:span>[]=“the password of <text:span text:style-name="T1">encrypted disk</text:span> <text:span text:style-name="T12">on server</text:span>”</text:p>
      <text:p text:style-name="P12">char pass_disk[]="123123\n";</text:p>
      <text:p text:style-name="P12"/>
      <text:p text:style-name="P15"><text:span text:style-name="T13">pass_loc_disk</text:span>[]=“the password of <text:span text:style-name="T1">encrypted disk</text:span> <text:span text:style-name="T12">on USB disk</text:span>”</text:p>
      <text:p text:style-name="P18">char pass_loc_disk[]="123123\n"</text:p>
      <text:p text:style-name="P18"/>
      <text:p text:style-name="P18"/>
      <text:p text:style-name="P19">6.In test.cpp:</text:p>
      <text:p text:style-name="P17">pass_<text:span text:style-name="T14">pc</text:span>[]=“the password of <text:span text:style-name="T12">server</text:span>”</text:p>
      <text:p text:style-name="P19">char pass_pc[]="123456\n";</text:p>
      <text:p text:style-name="P19"/>
      <text:p text:style-name="P16">pass_<text:span text:style-name="T11">disk</text:span>[]=“the password of <text:span text:style-name="T1">encrypted disk</text:span> <text:span text:style-name="T12">on server</text:span>”</text:p>
      <text:p text:style-name="P19">char pass_disk[]="123123\n";</text:p>
      <text:p text:style-name="P24"><text:soft-page-break/>用compile脚本来编译，编译前选安装环境</text:p>
      <text:p text:style-name="P22"/>
      <text:p text:style-name="P22">update 用于更新<text:span text:style-name="T17">（根据filename 文件中的名字来更新 如更新DB，filename应该有DB.zip,更新wd,filename应该有wd.zip）</text:span></text:p>
      <text:p text:style-name="P21">test 脚本用于测试 （用test_db.py和test_wd.py测试）</text:p>
      <text:p text:style-name="P22">retroversion用于回退<text:span text:style-name="T17">（根据filename 文件中的名字来</text:span>回退<text:span text:style-name="T17"> 如</text:span>回退<text:span text:style-name="T17">DB，filename应该有DB.zip,</text:span>回退<text:span text:style-name="T17">wd,filename应该有wd.zip，</text:span>回退ai<text:span text:style-name="T17">,filename应该有</text:span>ai<text:span text:style-name="T17">.zip）</text:span></text:p>
      <text:p text:style-name="P22">start用于启动<text:span text:style-name="T17">（根据filename 文件中的名字来启动 如启动DB，filename应该有DB.zip,启动wd,filename应该有wd.zip）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40:29.746142148</meta:creation-date>
    <dc:date>2019-04-28T20:05:35.825972361</dc:date>
    <meta:editing-duration>PT2H4M45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366" meta:character-count="1733" meta:non-whitespace-character-count="1536"/>
  </office:meta>
</office:document-meta>
</file>